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BlackChancery" svg:font-family="BlackChancer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2" style:family="graphic" style:parent-style-name="objectwithoutfill">
      <style:graphic-properties svg:stroke-width="0.66cm" draw:marker-start-width="2.183cm" draw:marker-end="Arrow" draw:marker-end-width="2.285cm" draw:fill="none" draw:textarea-vertical-align="middle" fo:padding-top="0.454cm" fo:padding-bottom="0.454cm" fo:padding-left="0.579cm" fo:padding-right="0.579cm"/>
    </style:style>
    <style:style style:name="gr3" style:family="graphic" style:parent-style-name="objectwithoutfill">
      <style:graphic-properties svg:stroke-width="0.203cm" draw:marker-start-width="0.609cm" draw:marker-end-width="0.609cm" draw:fill="none" draw:textarea-vertical-align="middle" fo:padding-top="0.226cm" fo:padding-bottom="0.226cm" fo:padding-left="0.351cm" fo:padding-right="0.351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style:font-name="Andale Mono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>
      <style:text-properties fo:color="#ff0000" style:font-name="Andale Mono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font-size="44pt" style:font-size-asian="44pt" style:font-size-complex="44pt"/>
    </style:style>
    <style:style style:name="P5" style:family="paragraph">
      <style:text-properties fo:color="#800080" style:font-name="BlackChancery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0000" style:font-name="Andale Mono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800080" style:font-name="BlackChancery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175cm" svg:y1="2.778cm" svg:x2="10.668cm" svg:y2="4.302cm">
            <text:p/>
          </draw:line>
          <draw:line draw:style-name="gr1" draw:text-style-name="P1" draw:layer="layout" svg:x1="18.415cm" svg:y1="1.635cm" svg:x2="10.541cm" svg:y2="4.302cm">
            <text:p/>
          </draw:line>
          <draw:line draw:style-name="gr1" draw:text-style-name="P1" draw:layer="layout" svg:x1="10.541cm" svg:y1="4.302cm" svg:x2="10.541cm" svg:y2="5.953cm">
            <text:p/>
          </draw:line>
          <draw:line draw:style-name="gr1" draw:text-style-name="P1" draw:layer="layout" svg:x1="10.541cm" svg:y1="5.953cm" svg:x2="5.842cm" svg:y2="10.017cm">
            <text:p/>
          </draw:line>
        </draw:g>
        <draw:line draw:style-name="gr1" draw:text-style-name="P1" draw:layer="layout" svg:x1="15.906cm" svg:y1="10.34cm" svg:x2="10.525cm" svg:y2="5.953cm">
          <text:p/>
        </draw:line>
        <draw:line draw:style-name="gr2" draw:text-style-name="P1" draw:layer="layout" svg:x1="10.652cm" svg:y1="10.652cm" svg:x2="10.652cm" svg:y2="15.732cm">
          <text:p/>
        </draw:line>
        <draw:g>
          <draw:line draw:style-name="gr3" draw:text-style-name="P1" draw:layer="layout" svg:x1="4.302cm" svg:y1="18.145cm" svg:x2="10.017cm" svg:y2="20.05cm">
            <text:p/>
          </draw:line>
          <draw:line draw:style-name="gr3" draw:text-style-name="P1" draw:layer="layout" svg:x1="12.049cm" svg:y1="20.05cm" svg:x2="10.017cm" svg:y2="20.05cm">
            <text:p/>
          </draw:line>
          <draw:line draw:style-name="gr3" draw:text-style-name="P1" draw:layer="layout" svg:x1="12.026cm" svg:y1="20.05cm" svg:x2="18.884cm" svg:y2="16.24cm">
            <text:p/>
          </draw:line>
        </draw:g>
        <draw:line draw:style-name="gr3" draw:text-style-name="P1" draw:layer="layout" svg:x1="4.81cm" svg:y1="25.638cm" svg:x2="10.017cm" svg:y2="20.05cm">
          <text:p/>
        </draw:line>
        <draw:line draw:style-name="gr3" draw:text-style-name="P1" draw:layer="layout" svg:x1="17.256cm" svg:y1="25.257cm" svg:x2="12.049cm" svg:y2="20.05cm">
          <text:p/>
        </draw:line>
        <draw:frame draw:style-name="gr4" draw:text-style-name="P3" draw:layer="layout" svg:width="6.477cm" svg:height="1.364cm" svg:x="7.557cm" svg:y="17.006cm">
          <draw:text-box>
            <text:p text:style-name="P2"><text:span text:style-name="T1">EXTERIOR</text:span></text:p>
          </draw:text-box>
        </draw:frame>
        <draw:frame draw:style-name="gr4" draw:text-style-name="P3" draw:layer="layout" svg:width="6.477cm" svg:height="1.364cm" svg:x="7.35cm" svg:y="1.16cm">
          <draw:text-box>
            <text:p text:style-name="P2"><text:span text:style-name="T1">EXTERIOR</text:span></text:p>
          </draw:text-box>
        </draw:frame>
        <draw:frame draw:style-name="gr5" draw:text-style-name="P5" draw:layer="layout" svg:width="20.452cm" svg:height="4.106cm" draw:transform="rotate (1.58458442788565) translate (1.221cm 23.994cm)">
          <draw:text-box>
            <text:p text:style-name="P4"><text:span text:style-name="T2">A Boundary T1 Swa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BlackChancery" svg:font-family="BlackChancer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lvyn Drag</meta:initial-creator>
    <meta:creation-date>2015-01-01T14:06:32.281635463</meta:creation-date>
    <dc:date>2015-01-01T14:39:38.827753792</dc:date>
    <dc:creator>Melvyn Drag</dc:creator>
    <meta:editing-duration>PT17M56S</meta:editing-duration>
    <meta:editing-cycles>1</meta:editing-cycles>
    <meta:document-statistic meta:object-count="16"/>
    <meta:generator>LibreOffice/4.2.7.2$Linux_x86 LibreOffice_project/420m0$Build-2</meta:generator>
  </office:meta>
</office:document-meta>
</file>